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8000003E8EBB373FF.png" manifest:media-type="image/png"/>
  <manifest:file-entry manifest:full-path="Pictures/1000000100000772000004097523C003.png" manifest:media-type="image/png"/>
  <manifest:file-entry manifest:full-path="Pictures/1000000100000771000003F93BB369D2.png" manifest:media-type="image/png"/>
  <manifest:file-entry manifest:full-path="Pictures/100000010000077B000003F70D5B93B9.png" manifest:media-type="image/png"/>
  <manifest:file-entry manifest:full-path="Pictures/100000010000077A000003F447539FB5.png" manifest:media-type="image/png"/>
  <manifest:file-entry manifest:full-path="Pictures/100000010000077B000004034A36274A.png" manifest:media-type="image/png"/>
  <manifest:file-entry manifest:full-path="Pictures/100000010000077E000003FAD4C940AA.png" manifest:media-type="image/png"/>
  <manifest:file-entry manifest:full-path="Pictures/1000000100000778000003FC2CEFE2A1.png" manifest:media-type="image/png"/>
  <manifest:file-entry manifest:full-path="Pictures/1000000100000775000003F10D51F356.png" manifest:media-type="image/png"/>
  <manifest:file-entry manifest:full-path="Pictures/100000010000076F000003FA408220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f84e" officeooo:paragraph-rsid="0006f84e"/>
    </style:style>
    <style:style style:name="P2" style:family="paragraph" style:parent-style-name="Standard">
      <style:text-properties officeooo:rsid="0006f84e" officeooo:paragraph-rsid="0006f84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6f84e" officeooo:paragraph-rsid="0006f84e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6f84e" officeooo:paragraph-rsid="0006f8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Usecase screen shots /evidences </text:p>
      <text:p text:style-name="P2"/>
      <text:p text:style-name="P2"/>
      <text:p text:style-name="P2"/>
      <text:p text:style-name="P2"><draw:frame draw:style-name="fr1" draw:name="Image1" text:anchor-type="char" svg:width="17cm" svg:height="9.075cm" draw:z-index="0"><draw:image xlink:href="Pictures/1000000100000771000003F93BB369D2.png" xlink:type="simple" xlink:show="embed" xlink:actuate="onLoad" draw:mime-type="image/png"/></draw:frame><text:s/></text:p>
      <text:p text:style-name="P2"/>
      <text:p text:style-name="P2"><draw:frame draw:style-name="fr1" draw:name="Image2" text:anchor-type="char" svg:width="17cm" svg:height="9.213cm" draw:z-index="1"><draw:image xlink:href="Pictures/1000000100000772000004097523C00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2" draw:name="Image3" text:anchor-type="char" svg:width="17cm" svg:height="9.01cm" draw:z-index="2"><draw:image xlink:href="Pictures/100000010000077B000003F70D5B93B9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4" text:anchor-type="char" svg:width="17cm" svg:height="8.987cm" draw:z-index="3"><draw:image xlink:href="Pictures/100000010000077A000003F447539FB5.png" xlink:type="simple" xlink:show="embed" xlink:actuate="onLoad" draw:mime-type="image/png"/></draw:frame></text:p>
      <text:p text:style-name="P2"/>
      <text:p text:style-name="P2"/>
      <text:p text:style-name="P2"><draw:frame draw:style-name="fr1" draw:name="Image5" text:anchor-type="char" svg:width="17cm" svg:height="9.068cm" draw:z-index="4"><draw:image xlink:href="Pictures/1000000100000778000003FC2CEFE2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draw:style-name="fr1" draw:name="Image6" text:anchor-type="char" svg:width="17cm" svg:height="9.022cm" draw:z-index="5"><draw:image xlink:href="Pictures/100000010000077E000003FAD4C940AA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1" draw:name="Image7" text:anchor-type="char" svg:width="17cm" svg:height="8.983cm" draw:z-index="6"><draw:image xlink:href="Pictures/1000000100000775000003F10D51F356.png" xlink:type="simple" xlink:show="embed" xlink:actuate="onLoad" draw:mime-type="image/png"/></draw:frame><text:soft-page-break/></text:p>
      <text:p text:style-name="P2"><draw:frame draw:style-name="fr3" draw:name="Image8" text:anchor-type="char" svg:x="-0.076cm" svg:y="0.249cm" svg:width="17cm" svg:height="9.116cm" draw:z-index="7"><draw:image xlink:href="Pictures/100000010000077B000004034A3627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3" draw:name="Image9" text:anchor-type="char" svg:x="0.155cm" svg:y="0.469cm" svg:width="16.556cm" svg:height="8.657cm" draw:z-index="8"><draw:image xlink:href="Pictures/1000000100000778000003E8EBB373FF.png" xlink:type="simple" xlink:show="embed" xlink:actuate="onLoad" draw:mime-type="image/png"/></draw:frame><draw:frame draw:style-name="fr3" draw:name="Image10" text:anchor-type="char" svg:x="0.448cm" svg:y="10.211cm" svg:width="15.933cm" svg:height="8.523cm" draw:z-index="9"><draw:image xlink:href="Pictures/100000010000076F000003FA4082205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0a6735"/>
    </style:style>
    <style:style style:name="MP2" style:family="paragraph" style:parent-style-name="Footer">
      <style:paragraph-properties fo:break-before="page"/>
      <style:text-properties officeooo:paragraph-rsid="000a67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20:45:17.289497200</meta:creation-date>
    <dc:date>2025-10-10T21:18:33.912880900</dc:date>
    <meta:editing-duration>PT10M48S</meta:editing-duration>
    <meta:editing-cycles>3</meta:editing-cycles>
    <meta:generator>LibreOffice/25.2.5.2$Windows_X86_64 LibreOffice_project/03d19516eb2e1dd5d4ccd751a0d6f35f35e08022</meta:generator>
    <meta:document-statistic meta:table-count="0" meta:image-count="10" meta:object-count="0" meta:page-count="5" meta:paragraph-count="2" meta:word-count="5" meta:character-count="40" meta:non-whitespace-character-count="34"/>
  </office:meta>
</office:document-meta>
</file>